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4074" svg:stroke-width="0.019cm" svg:stroke-color="#c47925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4075" svg:stroke-width="0.019cm" svg:stroke-color="#c47925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fo:min-height="0.1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07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407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07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07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08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408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408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408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408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408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408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408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408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408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409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409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409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409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svg:stroke-width="0.019cm" svg:stroke-color="#c47925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34cm" svg:y1="14.833cm" svg:x2="11.885cm" svg:y2="14.833cm">
            <text:p/>
          </draw:line>
          <draw:line draw:style-name="gr2" draw:text-style-name="P1" draw:layer="layout" svg:x1="9.386cm" svg:y1="14.833cm" svg:x2="10.635cm" svg:y2="14.833cm">
            <text:p/>
          </draw:line>
          <draw:frame draw:style-name="gr3" draw:text-style-name="P3" draw:layer="layout" svg:width="0.718cm" svg:height="0.624cm" svg:x="10.287cm" svg:y="13.884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0.718cm" svg:height="0.624cm" svg:x="8.752cm" svg:y="13.395cm">
            <draw:text-box>
              <text:p text:style-name="P2"><text:span text:style-name="T1">B</text:span></text:p>
            </draw:text-box>
          </draw:frame>
          <draw:frame draw:style-name="gr3" draw:text-style-name="P3" draw:layer="layout" svg:width="0.722cm" svg:height="0.624cm" svg:x="8.753cm" svg:y="14.646cm">
            <draw:text-box>
              <text:p text:style-name="P2"><text:span text:style-name="T1">C</text:span></text:p>
            </draw:text-box>
          </draw:frame>
          <draw:frame draw:style-name="gr4" draw:text-style-name="P3" draw:layer="layout" svg:width="0.253cm" svg:height="0.624cm" svg:x="9.01cm" svg:y="15.152cm">
            <draw:text-box>
              <text:p text:style-name="P2"><text:span text:style-name="T1">D</text:span></text:p>
            </draw:text-box>
          </draw:frame>
          <draw:frame draw:style-name="gr3" draw:text-style-name="P3" draw:layer="layout" svg:width="0.836cm" svg:height="0.624cm" svg:x="11.782cm" svg:y="14.138cm">
            <draw:text-box>
              <text:p text:style-name="P2"><text:span text:style-name="T1">D'</text:span></text:p>
            </draw:text-box>
          </draw:frame>
          <draw:frame draw:style-name="gr4" draw:text-style-name="P3" draw:layer="layout" svg:width="0.265cm" svg:height="0.624cm" svg:x="10.317cm" svg:y="14.878cm">
            <draw:text-box>
              <text:p text:style-name="P2"><text:span text:style-name="T1">O</text:span></text:p>
            </draw:text-box>
          </draw:frame>
          <draw:polyline draw:style-name="gr5" draw:text-style-name="P4" draw:layer="layout" svg:width="0.999cm" svg:height="1.749cm" svg:x="9.386cm" svg:y="13.582cm" svg:viewBox="0 0 1000 1750" draw:points="0,1750 0,0 1000,499 0,1251">
            <text:p/>
          </draw:polyline>
          <draw:g>
            <draw:line draw:style-name="gr6" draw:text-style-name="P5" draw:layer="layout" svg:x1="9.285cm" svg:y1="13.481cm" svg:x2="9.484cm" svg:y2="13.682cm">
              <text:p/>
            </draw:line>
            <draw:line draw:style-name="gr7" draw:text-style-name="P5" draw:layer="layout" svg:x1="9.285cm" svg:y1="13.682cm" svg:x2="9.484cm" svg:y2="13.481cm">
              <text:p/>
            </draw:line>
          </draw:g>
          <draw:g>
            <draw:line draw:style-name="gr8" draw:text-style-name="P5" draw:layer="layout" svg:x1="9.285cm" svg:y1="14.732cm" svg:x2="9.484cm" svg:y2="14.931cm">
              <text:p/>
            </draw:line>
            <draw:line draw:style-name="gr9" draw:text-style-name="P5" draw:layer="layout" svg:x1="9.285cm" svg:y1="14.931cm" svg:x2="9.484cm" svg:y2="14.732cm">
              <text:p/>
            </draw:line>
          </draw:g>
          <draw:g>
            <draw:line draw:style-name="gr10" draw:text-style-name="P5" draw:layer="layout" svg:x1="9.285cm" svg:y1="15.231cm" svg:x2="9.484cm" svg:y2="15.432cm">
              <text:p/>
            </draw:line>
            <draw:line draw:style-name="gr11" draw:text-style-name="P5" draw:layer="layout" svg:x1="9.285cm" svg:y1="15.432cm" svg:x2="9.484cm" svg:y2="15.231cm">
              <text:p/>
            </draw:line>
          </draw:g>
          <draw:g>
            <draw:line draw:style-name="gr12" draw:text-style-name="P5" draw:layer="layout" svg:x1="10.285cm" svg:y1="13.982cm" svg:x2="10.484cm" svg:y2="14.181cm">
              <text:p/>
            </draw:line>
            <draw:line draw:style-name="gr13" draw:text-style-name="P5" draw:layer="layout" svg:x1="10.285cm" svg:y1="14.181cm" svg:x2="10.484cm" svg:y2="13.982cm">
              <text:p/>
            </draw:line>
          </draw:g>
          <draw:polyline draw:style-name="gr5" draw:text-style-name="P4" draw:layer="layout" svg:width="0.999cm" svg:height="1.749cm" draw:transform="rotate (-3.14159265358979) translate (11.8849583333904cm 16.0814027777778cm)" svg:viewBox="0 0 1000 1750" draw:points="0,1750 0,0 1000,499 0,1249">
            <text:p/>
          </draw:polyline>
          <draw:g>
            <draw:line draw:style-name="gr14" draw:text-style-name="P5" draw:layer="layout" svg:x1="11.985cm" svg:y1="16.182cm" svg:x2="11.784cm" svg:y2="15.983cm">
              <text:p/>
            </draw:line>
            <draw:line draw:style-name="gr15" draw:text-style-name="P5" draw:layer="layout" svg:x1="11.985cm" svg:y1="15.983cm" svg:x2="11.784cm" svg:y2="16.182cm">
              <text:p/>
            </draw:line>
          </draw:g>
          <draw:g>
            <draw:line draw:style-name="gr16" draw:text-style-name="P5" draw:layer="layout" svg:x1="11.985cm" svg:y1="14.931cm" svg:x2="11.784cm" svg:y2="14.732cm">
              <text:p/>
            </draw:line>
            <draw:line draw:style-name="gr17" draw:text-style-name="P5" draw:layer="layout" svg:x1="11.985cm" svg:y1="14.732cm" svg:x2="11.784cm" svg:y2="14.931cm">
              <text:p/>
            </draw:line>
          </draw:g>
          <draw:g>
            <draw:line draw:style-name="gr18" draw:text-style-name="P5" draw:layer="layout" svg:x1="11.985cm" svg:y1="14.432cm" svg:x2="11.784cm" svg:y2="14.233cm">
              <text:p/>
            </draw:line>
            <draw:line draw:style-name="gr19" draw:text-style-name="P5" draw:layer="layout" svg:x1="11.985cm" svg:y1="14.233cm" svg:x2="11.784cm" svg:y2="14.432cm">
              <text:p/>
            </draw:line>
          </draw:g>
          <draw:g>
            <draw:line draw:style-name="gr20" draw:text-style-name="P5" draw:layer="layout" svg:x1="10.985cm" svg:y1="15.683cm" svg:x2="10.784cm" svg:y2="15.482cm">
              <text:p/>
            </draw:line>
            <draw:line draw:style-name="gr21" draw:text-style-name="P5" draw:layer="layout" svg:x1="10.985cm" svg:y1="15.482cm" svg:x2="10.784cm" svg:y2="15.683cm">
              <text:p/>
            </draw:line>
          </draw:g>
          <draw:g>
            <draw:line draw:style-name="gr22" draw:text-style-name="P5" draw:layer="layout" svg:x1="10.735cm" svg:y1="14.931cm" svg:x2="10.536cm" svg:y2="14.732cm">
              <text:p/>
            </draw:line>
            <draw:line draw:style-name="gr23" draw:text-style-name="P5" draw:layer="layout" svg:x1="10.735cm" svg:y1="14.732cm" svg:x2="10.536cm" svg:y2="14.931cm">
              <text:p/>
            </draw:line>
          </draw:g>
          <draw:frame draw:style-name="gr3" draw:text-style-name="P3" draw:layer="layout" svg:width="0.811cm" svg:height="0.624cm" svg:x="11.795cm" svg:y="14.637cm">
            <draw:text-box>
              <text:p text:style-name="P2"><text:span text:style-name="T1">C'</text:span></text:p>
            </draw:text-box>
          </draw:frame>
          <draw:frame draw:style-name="gr3" draw:text-style-name="P3" draw:layer="layout" svg:width="0.807cm" svg:height="0.624cm" svg:x="11.798cm" svg:y="15.9cm">
            <draw:text-box>
              <text:p text:style-name="P2"><text:span text:style-name="T1">B'</text:span></text:p>
            </draw:text-box>
          </draw:frame>
          <draw:frame draw:style-name="gr3" draw:text-style-name="P3" draw:layer="layout" svg:width="0.807cm" svg:height="0.624cm" svg:x="10.234cm" svg:y="15.399cm">
            <draw:text-box>
              <text:p text:style-name="P2"><text:span text:style-name="T1">A'</text:span></text:p>
            </draw:text-box>
          </draw:frame>
          <draw:path draw:style-name="gr24" draw:text-style-name="P4" draw:layer="layout" svg:width="0.198cm" svg:height="0.149cm" svg:x="9.906cm" svg:y="14.757cm" svg:viewBox="0 0 199 150" svg:d="M0 141c0-63 4-86 4-86l26-36 42-14 30 25 6 56v41l19 18c0 0 39 5 34 5s28-23 28-23l10-41v-67-19">
            <text:p/>
          </draw:path>
          <draw:path draw:style-name="gr24" draw:text-style-name="P4" draw:layer="layout" svg:width="0.2cm" svg:height="0.149cm" svg:x="11.155cm" svg:y="14.757cm" svg:viewBox="0 0 201 150" svg:d="M0 141c0-63 5-86 5-86l25-36 44-14 30 25 4 56v41l19 18c0 0 39 5 34 5s30-23 30-23l10-41v-67-1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074" draw:display-name="Dashed (var) 4074" draw:style="rect" draw:dots1="1" draw:dots1-length="112%" draw:distance="112%"/>
    <draw:stroke-dash draw:name="Dashed_20__28_var_29__20_4075" draw:display-name="Dashed (var) 4075" draw:style="rect" draw:dots1="1" draw:dots1-length="112%" draw:distance="112%"/>
    <draw:stroke-dash draw:name="Dashed_20__28_var_29__20_4076" draw:display-name="Dashed (var) 4076" draw:style="rect" draw:dots1="1" draw:dots1-length="0.011cm" draw:dots2="1" draw:dots2-length="0.011cm" draw:distance="0.011cm"/>
    <draw:stroke-dash draw:name="Dashed_20__28_var_29__20_4077" draw:display-name="Dashed (var) 4077" draw:style="rect" draw:dots1="1" draw:dots1-length="0.011cm" draw:dots2="1" draw:dots2-length="0.011cm" draw:distance="0.011cm"/>
    <draw:stroke-dash draw:name="Dashed_20__28_var_29__20_4078" draw:display-name="Dashed (var) 4078" draw:style="rect" draw:dots1="1" draw:dots1-length="0.011cm" draw:dots2="1" draw:dots2-length="0.011cm" draw:distance="0.011cm"/>
    <draw:stroke-dash draw:name="Dashed_20__28_var_29__20_4079" draw:display-name="Dashed (var) 4079" draw:style="rect" draw:dots1="1" draw:dots1-length="0.011cm" draw:dots2="1" draw:dots2-length="0.011cm" draw:distance="0.011cm"/>
    <draw:stroke-dash draw:name="Dashed_20__28_var_29__20_4080" draw:display-name="Dashed (var) 4080" draw:style="rect" draw:dots1="1" draw:dots1-length="0.011cm" draw:dots2="1" draw:dots2-length="0.011cm" draw:distance="0.011cm"/>
    <draw:stroke-dash draw:name="Dashed_20__28_var_29__20_4081" draw:display-name="Dashed (var) 4081" draw:style="rect" draw:dots1="1" draw:dots1-length="0.011cm" draw:dots2="1" draw:dots2-length="0.011cm" draw:distance="0.011cm"/>
    <draw:stroke-dash draw:name="Dashed_20__28_var_29__20_4082" draw:display-name="Dashed (var) 4082" draw:style="rect" draw:dots1="1" draw:dots1-length="0.011cm" draw:dots2="1" draw:dots2-length="0.011cm" draw:distance="0.011cm"/>
    <draw:stroke-dash draw:name="Dashed_20__28_var_29__20_4083" draw:display-name="Dashed (var) 4083" draw:style="rect" draw:dots1="1" draw:dots1-length="0.011cm" draw:dots2="1" draw:dots2-length="0.011cm" draw:distance="0.011cm"/>
    <draw:stroke-dash draw:name="Dashed_20__28_var_29__20_4084" draw:display-name="Dashed (var) 4084" draw:style="rect" draw:dots1="1" draw:dots1-length="0.011cm" draw:dots2="1" draw:dots2-length="0.011cm" draw:distance="0.011cm"/>
    <draw:stroke-dash draw:name="Dashed_20__28_var_29__20_4085" draw:display-name="Dashed (var) 4085" draw:style="rect" draw:dots1="1" draw:dots1-length="0.011cm" draw:dots2="1" draw:dots2-length="0.011cm" draw:distance="0.011cm"/>
    <draw:stroke-dash draw:name="Dashed_20__28_var_29__20_4086" draw:display-name="Dashed (var) 4086" draw:style="rect" draw:dots1="1" draw:dots1-length="0.011cm" draw:dots2="1" draw:dots2-length="0.011cm" draw:distance="0.011cm"/>
    <draw:stroke-dash draw:name="Dashed_20__28_var_29__20_4087" draw:display-name="Dashed (var) 4087" draw:style="rect" draw:dots1="1" draw:dots1-length="0.011cm" draw:dots2="1" draw:dots2-length="0.011cm" draw:distance="0.011cm"/>
    <draw:stroke-dash draw:name="Dashed_20__28_var_29__20_4088" draw:display-name="Dashed (var) 4088" draw:style="rect" draw:dots1="1" draw:dots1-length="0.011cm" draw:dots2="1" draw:dots2-length="0.011cm" draw:distance="0.011cm"/>
    <draw:stroke-dash draw:name="Dashed_20__28_var_29__20_4089" draw:display-name="Dashed (var) 4089" draw:style="rect" draw:dots1="1" draw:dots1-length="0.011cm" draw:dots2="1" draw:dots2-length="0.011cm" draw:distance="0.011cm"/>
    <draw:stroke-dash draw:name="Dashed_20__28_var_29__20_4090" draw:display-name="Dashed (var) 4090" draw:style="rect" draw:dots1="1" draw:dots1-length="0.011cm" draw:dots2="1" draw:dots2-length="0.011cm" draw:distance="0.011cm"/>
    <draw:stroke-dash draw:name="Dashed_20__28_var_29__20_4091" draw:display-name="Dashed (var) 4091" draw:style="rect" draw:dots1="1" draw:dots1-length="0.011cm" draw:dots2="1" draw:dots2-length="0.011cm" draw:distance="0.011cm"/>
    <draw:stroke-dash draw:name="Dashed_20__28_var_29__20_4092" draw:display-name="Dashed (var) 4092" draw:style="rect" draw:dots1="1" draw:dots1-length="0.011cm" draw:dots2="1" draw:dots2-length="0.011cm" draw:distance="0.011cm"/>
    <draw:stroke-dash draw:name="Dashed_20__28_var_29__20_4093" draw:display-name="Dashed (var) 409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28:06.531752863</meta:creation-date>
    <dc:date>2018-04-10T15:28:34.610962298</dc:date>
    <meta:editing-duration>PT28S</meta:editing-duration>
    <meta:editing-cycles>1</meta:editing-cycles>
    <meta:document-statistic meta:object-count="43"/>
    <meta:generator>LibreOffice/6.0.0.3$MacOSX_X86_64 LibreOffice_project/64a0f66915f38c6217de274f0aa8e15618924765</meta:generator>
  </office:meta>
</office:document-meta>
</file>